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84.51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53.9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diario_classe(2)" table:style-name="ta1">
        <table:table-column table:style-name="co1" table:default-cell-style-name="ce3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visibility="collapse" table:default-cell-style-name="Default"/>
        <table:table-column table:style-name="co8" table:default-cell-style-name="ce8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COD DISCIPLINA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TURMA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UPO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1.2.4126</text:p>
          </table:table-cell>
          <table:table-cell table:style-name="ce5" office:value-type="string" calcext:value-type="string">
            <text:p>BRUNA ELISA COSTA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brunaelisa.ufop@gmail.com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2.1637</text:p>
          </table:table-cell>
          <table:table-cell office:value-type="string" calcext:value-type="string">
            <text:p>BRUNO MENDES PALHARES REIS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unompr@hotmail.c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4.1.1985</text:p>
          </table:table-cell>
          <table:table-cell table:style-name="ce6" office:value-type="string" calcext:value-type="string">
            <text:p>DANIELA MAGALHAES RAMOS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danii.ramos@hotmail.com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4.2.9394</text:p>
          </table:table-cell>
          <table:table-cell table:style-name="ce5" office:value-type="string" calcext:value-type="string">
            <text:p>DANILO DE VILHENA AYRES RODRIGUES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danilo_vilhena@hotmail.com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125</text:p>
          </table:table-cell>
          <table:table-cell office:value-type="string" calcext:value-type="string">
            <text:p>13,02,1402</text:p>
          </table:table-cell>
          <table:table-cell office:value-type="string" calcext:value-type="string">
            <text:p>EMANUEL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4.1.4332</text:p>
          </table:table-cell>
          <table:table-cell table:style-name="ce6" office:value-type="string" calcext:value-type="string">
            <text:p>FABIANO STRUTZ PINTO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fabianostrutz@gmail.com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5.1.1625</text:p>
          </table:table-cell>
          <table:table-cell table:style-name="ce5" office:value-type="string" calcext:value-type="string">
            <text:p>GABRIEL FRANCO BORGES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gabrieljfranco@hotmail.com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168</text:p>
          </table:table-cell>
          <table:table-cell office:value-type="string" calcext:value-type="string">
            <text:p>GABRIEL MARQUES MAGALHAES MOURA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.mmmourao@gmail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1.1504</text:p>
          </table:table-cell>
          <table:table-cell office:value-type="string" calcext:value-type="string">
            <text:p>GABRIEL PENA SATURNINO DINIZ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penasd@gmail.c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5.1.1324</text:p>
          </table:table-cell>
          <table:table-cell table:style-name="ce6" office:value-type="string" calcext:value-type="string">
            <text:p>IESSA SOARES DE PAULA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iessa-soares@live.com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4.2.1850</text:p>
          </table:table-cell>
          <table:table-cell table:style-name="ce5" office:value-type="string" calcext:value-type="string">
            <text:p>JESSICA CAETANO FORTES MONTEIRO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jcfm301@hotmail.com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88</text:p>
          </table:table-cell>
          <table:table-cell office:value-type="string" calcext:value-type="string">
            <text:p>LEANDRO MOREIRA PINT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androlmp@outlook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524</text:p>
          </table:table-cell>
          <table:table-cell office:value-type="string" calcext:value-type="string">
            <text:p>LEONARDO BARBOSA LAZARINI SILVA RIBEIR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o_lazarine@hotmail.com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6.2.5865</text:p>
          </table:table-cell>
          <table:table-cell table:style-name="ce6" office:value-type="string" calcext:value-type="string">
            <text:p>LUCAS MATHEUS MAGALHAES SILVA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lucas_mms07@hotmail.com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5.1.1547</text:p>
          </table:table-cell>
          <table:table-cell table:style-name="ce5" office:value-type="string" calcext:value-type="string">
            <text:p>MATHEUS TELES BRAGA DE OLIVEIRA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matheusteles-123@hotmail.com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266</text:p>
          </table:table-cell>
          <table:table-cell office:value-type="string" calcext:value-type="string">
            <text:p>OTAVIO AUGUSTO GOMES E SOUZA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aviosouza17@yahoo.com.b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3.2.1823</text:p>
          </table:table-cell>
          <table:table-cell office:value-type="string" calcext:value-type="string">
            <text:p>PEDRO BARROS DA SILVA DIAS</text:p>
          </table:table-cell>
          <table:table-cell office:value-type="string" calcext:value-type="string">
            <text:p>M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dro_barros44@hotmail.co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4.2.9848</text:p>
          </table:table-cell>
          <table:table-cell table:style-name="ce6" office:value-type="string" calcext:value-type="string">
            <text:p>TATIANE SUELEN SANTOS SILVEIRA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tatianesssilveira@gmail.com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6.2.1870</text:p>
          </table:table-cell>
          <table:table-cell table:style-name="ce5" office:value-type="string" calcext:value-type="string">
            <text:p>VIVIANE JUNQUEIRA DE MORAES</text:p>
          </table:table-cell>
          <table:table-cell table:style-name="ce5" office:value-type="string" calcext:value-type="string">
            <text:p>CIV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vivianejmoraes@gmail.com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718</text:p>
          </table:table-cell>
          <table:table-cell office:value-type="string" calcext:value-type="string">
            <text:p>CAIO DE OLIVEIRA TURCI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ioturci74@gmail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5864</text:p>
          </table:table-cell>
          <table:table-cell office:value-type="string" calcext:value-type="string">
            <text:p>CARLOS HENRIQUE FIRMINO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los_firmino@outlook.c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2.2.1168</text:p>
          </table:table-cell>
          <table:table-cell table:style-name="ce6" office:value-type="string" calcext:value-type="string">
            <text:p>DANILO DE ALMEIDA SILAMI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danilosilami@hotmail.com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3.1.1959</text:p>
          </table:table-cell>
          <table:table-cell table:style-name="ce5" office:value-type="string" calcext:value-type="string">
            <text:p>FABIANE LEOCADIA DA SILVA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fabileocadia@yahoo.com.br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57</text:p>
          </table:table-cell>
          <table:table-cell office:value-type="string" calcext:value-type="string">
            <text:p>FREDERICO ELIAS DARMSTADTER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dynhoelias@hotmail.com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5.2.1222</text:p>
          </table:table-cell>
          <table:table-cell table:style-name="ce6" office:value-type="string" calcext:value-type="string">
            <text:p>GABRIELA ANDRADE FERREIRA</text:p>
          </table:table-cell>
          <table:table-cell table:style-name="ce6" office:value-type="string" calcext:value-type="string">
            <text:p>CIV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gabiandradeferreira@yahoo.com.br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4.1.1224</text:p>
          </table:table-cell>
          <table:table-cell table:style-name="ce5" office:value-type="string" calcext:value-type="string">
            <text:p>GUSTAVO SALES DE PAULA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gustavo.gsp@uol.com.br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2.4082</text:p>
          </table:table-cell>
          <table:table-cell office:value-type="string" calcext:value-type="string">
            <text:p>GUSTAVO SANTOS GALANTE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stavo_galante@yahoo.com.b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3.1.1466</text:p>
          </table:table-cell>
          <table:table-cell table:style-name="ce6" office:value-type="string" calcext:value-type="string">
            <text:p>INGRID FERNANDES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ingrid-fernandes@hotmail.com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5.2.1148</text:p>
          </table:table-cell>
          <table:table-cell table:style-name="ce5" office:value-type="string" calcext:value-type="string">
            <text:p>KARINE FRANCO BASTO</text:p>
          </table:table-cell>
          <table:table-cell table:style-name="ce5" office:value-type="string" calcext:value-type="string">
            <text:p>CIV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may.kahxd@hotmail.com</text:p>
          </table:table-cell>
          <table:table-cell table:style-name="ce7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1115</text:p>
          </table:table-cell>
          <table:table-cell office:value-type="string" calcext:value-type="string">
            <text:p>LETICIA FIGUEIREDO DOS SANTOS</text:p>
          </table:table-cell>
          <table:table-cell office:value-type="string" calcext:value-type="string">
            <text:p>CI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elefigueiredos@hotmail.com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4.2.1721</text:p>
          </table:table-cell>
          <table:table-cell table:style-name="ce6" office:value-type="string" calcext:value-type="string">
            <text:p>MICHELE CAROLINA DOS SANTOS GUIMARAES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mcsguimaraes@outlook.com</text:p>
          </table:table-cell>
          <table:table-cell table:style-name="ce9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4.2.5855</text:p>
          </table:table-cell>
          <table:table-cell table:style-name="ce5" office:value-type="string" calcext:value-type="string">
            <text:p>MOISES DA SILVA FERREIRA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moises_ferreira86@yahoo.com.br</text:p>
          </table:table-cell>
          <table:table-cell table:style-name="ce7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1349</text:p>
          </table:table-cell>
          <table:table-cell office:value-type="string" calcext:value-type="string">
            <text:p>NARA LUIZA TEIXEIRA MACEDO</text:p>
          </table:table-cell>
          <table:table-cell office:value-type="string" calcext:value-type="string">
            <text:p>CI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ramacedo.nm@gmail.com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6.1.5897</text:p>
          </table:table-cell>
          <table:table-cell table:style-name="ce6" office:value-type="string" calcext:value-type="string">
            <text:p>PABLO HENRIQUE KELLY CAMPOS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pablohkc@gmail.com</text:p>
          </table:table-cell>
          <table:table-cell table:style-name="ce9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3.2.1375</text:p>
          </table:table-cell>
          <table:table-cell table:style-name="ce5" office:value-type="string" calcext:value-type="string">
            <text:p>PEDRO HENRIQUE IRENE BRUNO</text:p>
          </table:table-cell>
          <table:table-cell table:style-name="ce5" office:value-type="string" calcext:value-type="string">
            <text:p>MIN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pedroirene.b@gmail.com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5810</text:p>
          </table:table-cell>
          <table:table-cell office:value-type="string" calcext:value-type="string">
            <text:p>TULIO CESAR EVANGELISTA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lio_cesare060988@hotmail.co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5.2.1334</text:p>
          </table:table-cell>
          <table:table-cell table:style-name="ce6" office:value-type="string" calcext:value-type="string">
            <text:p>VALMIR DE PAULO BERNARDES JUNIOR</text:p>
          </table:table-cell>
          <table:table-cell table:style-name="ce6" office:value-type="string" calcext:value-type="string">
            <text:p>CIV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valmirpbjunior@gmail.com</text:p>
          </table:table-cell>
          <table:table-cell table:style-name="ce9" office:value-type="float" office:value="11" calcext:value-type="float">
            <text:p>11</text:p>
          </table:table-cell>
        </table:table-row>
      </table:table>
      <table:named-expressions/>
      <table:database-ranges>
        <table:database-range table:name="__Anonymous_Sheet_DB__0" table:target-range-address="'diario_classe(2)'.I2:'diario_classe(2)'.I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5:43:14.211816136</dc:date>
    <dc:creator>Danny Tonidandel DAVT</dc:creator>
    <meta:editing-duration>PT10M39S</meta:editing-duration>
    <meta:editing-cycles>2</meta:editing-cycles>
    <meta:generator>LibreOffice/5.1.6.2$Linux_X86_64 LibreOffice_project/10m0$Build-2</meta:generator>
    <meta:document-statistic meta:table-count="1" meta:cell-count="340" meta:object-count="0"/>
  </office:meta>
</office:document-meta>
</file>